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5ea6" draw:fill-color="#115ea6" draw:textarea-horizontal-align="justify" draw:textarea-vertical-align="middle" draw:auto-grow-height="false" fo:min-height="2.137cm" fo:min-width="1.88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93cm" fo:min-width="0.465cm"/>
    </style:style>
    <style:style style:name="gr4" style:family="graphic" style:parent-style-name="standard">
      <style:graphic-properties draw:textarea-horizontal-align="justify" draw:textarea-vertical-align="middle" draw:auto-grow-height="false" fo:min-height="0.393cm" fo:min-width="0.46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115ea6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75cm" svg:height="3.375cm" svg:x="3.393cm" svg:y="5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1cm" svg:height="0.322cm" svg:x="4.84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1cm" svg:height="0.321cm" svg:x="5.804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2cm" svg:height="0.322cm" svg:x="3.877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2cm" svg:height="0.321cm" svg:x="6.448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22cm" svg:height="0.321cm" svg:x="3.234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29cm" svg:height="1.928cm" draw:transform="rotate (-3.14159265358979) translate (5.965cm 5.46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928cm" svg:height="1.928cm" draw:transform="rotate (2.61799387799149) translate (6.929cm 6.26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928cm" svg:height="1.928cm" draw:transform="rotate (-2.61799387799149) translate (4.742cm 5.30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928cm" svg:height="1.928cm" draw:transform="rotate (-2.0943951023932) translate (3.715cm 5.8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928cm" svg:height="1.929cm" draw:transform="skewX (-0.000523598775598317) rotate (2.0943951023932) translate (7.25cm 7.55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5.001cm" svg:y1="7.232cm" svg:x2="6.608cm" svg:y2="6.75cm">
          <text:p/>
        </draw:line>
        <draw:line draw:style-name="gr5" draw:text-style-name="P4" draw:layer="layout" svg:x1="5cm" svg:y1="7.232cm" svg:x2="3.393cm" svg:y2="6.75cm">
          <text:p/>
        </draw:line>
        <draw:path draw:style-name="gr5" draw:text-style-name="P4" draw:layer="layout" svg:width="0.963cm" svg:height="0.481cm" svg:x="4.518cm" svg:y="6.589cm" svg:viewBox="0 0 964 482" svg:d="M0 482c161-482 482-482 482-482 0 0 322 0 482 482">
          <text:p/>
        </draw:path>
        <draw:frame draw:style-name="gr6" draw:text-style-name="P5" draw:layer="layout" svg:width="2.991cm" svg:height="0.573cm" svg:x="3.509cm" svg:y="7.127cm">
          <draw:text-box>
            <text:p><text:span text:style-name="T1">sensor mount angle</text:span></text:p>
          </draw:text-box>
        </draw:frame>
        <draw:path draw:style-name="gr5" draw:text-style-name="P4" draw:layer="layout" svg:width="0.892cm" svg:height="0.248cm" draw:transform="rotate (-1.05173540725178) translate (7.47309684134004cm 5.80110708054148cm)" svg:viewBox="0 0 893 249" svg:d="M0 199c50-86 236-211 459-198 0 0 223 12 434 248">
          <text:p/>
        </draw:path>
        <draw:line draw:style-name="gr7" draw:text-style-name="P4" draw:layer="layout" svg:x1="7.7cm" svg:y1="7.9cm" svg:x2="7.3cm" svg:y2="6.3cm">
          <text:p/>
        </draw:line>
        <draw:frame draw:style-name="gr6" draw:text-style-name="P5" draw:layer="layout" svg:width="2.788cm" svg:height="0.573cm" svg:x="6.7cm" svg:y="7.927cm">
          <draw:text-box>
            <text:p text:style-name="P6"><text:span text:style-name="T1">sensor cone wid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1:10:16.393754576</meta:creation-date>
    <dc:date>2016-03-16T21:37:46.015962247</dc:date>
    <meta:editing-duration>PT24M54S</meta:editing-duration>
    <meta:editing-cycles>11</meta:editing-cycles>
    <meta:generator>LibreOffice/5.0.5.2$Linux_X86_64 LibreOffice_project/00m0$Build-2</meta:generator>
    <meta:document-statistic meta:object-count="18"/>
  </office:meta>
</office:document-meta>
</file>